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2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in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9999ff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9999ff"/>
    </style:style>
    <style:style style:name="ce26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  <style:style style:name="T1" style:family="text">
      <style:text-properties style:font-name="Ubuntu" style:font-name-asian="Ubuntu" style:font-name-complex="Ubuntu"/>
    </style:style>
  </office:automatic-styles>
  <office:body>
    <office:spreadsheet>
      <table:table table:name="Sheet1" table:style-name="ta1" table:print="false">
        <table:table-column table:style-name="co1" table:default-cell-style-name="ce11"/>
        <table:table-column table:style-name="co2" table:default-cell-style-name="ce19"/>
        <table:table-column table:style-name="co2" table:number-columns-repeated="3" table:default-cell-style-name="ce23"/>
        <table:table-column table:style-name="co2" table:number-columns-repeated="1019" table:default-cell-style-name="Default"/>
        <table:table-row table:style-name="ro1">
          <table:table-cell table:style-name="ce1" office:value-type="string">
            <text:p>Solution ERP BTP</text:p>
          </table:table-cell>
          <table:table-cell table:style-name="ce12" office:value-type="string">
            <text:p>SAP</text:p>
          </table:table-cell>
          <table:table-cell table:style-name="ce20" office:value-type="string">
            <text:p>Pharos</text:p>
          </table:table-cell>
          <table:table-cell table:style-name="ce20" office:value-type="string">
            <text:p>OPEN ERP</text:p>
          </table:table-cell>
          <table:table-cell table:style-name="ce20" office:value-type="string">
            <text:p>BATPRO</text:p>
          </table:table-cell>
          <table:table-cell table:style-name="ce24" table:number-columns-repeated="1019"/>
        </table:table-row>
        <table:table-row table:style-name="ro1">
          <table:table-cell table:style-name="ce2" office:value-type="string">
            <text:p>Prix à l'achat</text:p>
          </table:table-cell>
          <table:table-cell table:style-name="ce13" office:value-type="string">
            <text:p>Sur devis</text:p>
          </table:table-cell>
          <table:table-cell table:style-name="ce21" office:value-type="string">
            <text:p>Sur devis</text:p>
          </table:table-cell>
          <table:table-cell table:style-name="ce21" office:value-type="string">
            <text:p>Gratuit</text:p>
          </table:table-cell>
          <table:table-cell table:style-name="ce21" office:value-type="string">
            <text:p>3000 <text:span text:style-name="T1">€</text:span></text:p>
          </table:table-cell>
          <table:table-cell table:style-name="ce24" table:number-columns-repeated="1019"/>
        </table:table-row>
        <table:table-row table:style-name="ro1">
          <table:table-cell table:style-name="ce2" office:value-type="string">
            <text:p>Prix de l'installation</text:p>
          </table:table-cell>
          <table:table-cell table:style-name="ce13" office:value-type="string">
            <text:p>Sur devis</text:p>
          </table:table-cell>
          <table:table-cell table:style-name="ce21" office:value-type="string">
            <text:p>Sur devis</text:p>
          </table:table-cell>
          <table:table-cell table:style-name="ce21" office:value-type="string">
            <text:p>Interne</text:p>
          </table:table-cell>
          <table:table-cell table:style-name="ce21" office:value-type="string">
            <text:p>1600 <text:span text:style-name="T1">€</text:span></text:p>
          </table:table-cell>
          <table:table-cell table:style-name="ce24" table:number-columns-repeated="1019"/>
        </table:table-row>
        <table:table-row table:style-name="ro1">
          <table:table-cell table:style-name="ce3" office:value-type="string">
            <text:p>Prix de la maintenance</text:p>
          </table:table-cell>
          <table:table-cell table:style-name="ce14" office:value-type="string">
            <text:p>Sur devis</text:p>
          </table:table-cell>
          <table:table-cell table:style-name="ce22" office:value-type="string">
            <text:p>Sur devis</text:p>
          </table:table-cell>
          <table:table-cell table:style-name="ce22" office:value-type="string">
            <text:p>Gratuit</text:p>
          </table:table-cell>
          <table:table-cell table:style-name="ce22" office:value-type="string">
            <text:p>Sur devis</text:p>
          </table:table-cell>
          <table:table-cell table:style-name="ce24" table:number-columns-repeated="1019"/>
        </table:table-row>
        <table:table-row table:style-name="ro2">
          <table:table-cell table:style-name="ce4" office:value-type="string">
            <text:p>Généralités</text:p>
          </table:table-cell>
          <table:table-cell table:style-name="ce15" table:number-columns-repeated="4"/>
          <table:table-cell table:style-name="ce25" table:number-columns-repeated="1019"/>
        </table:table-row>
        <table:table-row table:style-name="ro1">
          <table:table-cell table:style-name="ce5" office:value-type="string">
            <text:p>Multi-utilisateurs avec gestion des droit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Interactivité avec les autres logiciels (Import - Export des données)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4"/>
          <table:table-cell table:number-columns-repeated="1015"/>
        </table:table-row>
        <table:table-row table:style-name="ro1">
          <table:table-cell table:style-name="ce5" office:value-type="string">
            <text:p>Moteur de recherche intuitif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Prix à l'achat, de l'installation, configuration et de la licence par an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3">
          <table:table-cell table:style-name="ce7" office:value-type="string">
            <text:p>Les statistiques sont disponibles sous formes de tableaux et de graphique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3">
          <table:table-cell table:style-name="ce7" office:value-type="string">
            <text:p>L'application calcule des statistiques par client, par fournisseur, par article, par bon, par technicien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3">
          <table:table-cell table:style-name="ce7" office:value-type="string">
            <text:p>Elle fournit aussi des résumés par jour, par mois, par an, par client, par fournisseur, par matériel, par article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4" office:value-type="string">
            <text:p>Service relations client</text:p>
          </table:table-cell>
          <table:table-cell table:style-name="ce15" table:number-columns-repeated="4"/>
          <table:table-cell table:style-name="ce25" table:number-columns-repeated="1019"/>
        </table:table-row>
        <table:table-row table:style-name="ro1">
          <table:table-cell table:style-name="ce5" office:value-type="string">
            <text:p>Insertion de plan d'image dans le devi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Fiches clients et prospects 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Gestion de courrier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Gestion des alerte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Filtrage multi critére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Historique des contact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Transfert dans la base client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Statistique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Gestion du SAV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Calcul prix de vente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Assistant augmentation de prix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Gestion des promotion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Saisie devis par tranche de travaux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Facture d'avancement des travaux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4" office:value-type="string">
            <text:p>Portail client</text:p>
          </table:table-cell>
          <table:table-cell table:style-name="ce17" table:number-columns-repeated="4"/>
          <table:table-cell table:style-name="ce25" table:number-columns-repeated="1019"/>
        </table:table-row>
        <table:table-row table:style-name="ro3">
          <table:table-cell table:style-name="ce6" office:value-type="string">
            <text:p>Les client peuvent voir toutes les informations qui les concernent: Devis, Bons de livraisons, Facture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7" office:value-type="string">
            <text:p>Les clients peuvent suivre l'avancement de leur projet sur le portail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ervice maintenance</text:p>
          </table:table-cell>
          <table:table-cell table:style-name="ce17" table:number-columns-repeated="4"/>
          <table:table-cell table:style-name="ce25" table:number-columns-repeated="1019"/>
        </table:table-row>
        <table:table-row table:style-name="ro1">
          <table:table-cell table:style-name="ce7" office:value-type="string">
            <text:p>Gère les ordres de réparation et maintenance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7" office:value-type="string">
            <text:p>Planifiés ou non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7" office:value-type="string">
            <text:p>Sous contrat de maintenance ou non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Des clients individuels, des clients multi-chantier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Des matériels et véhicules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Enregistrement de l'historique des interventions effectuées sur chaque site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Les plannings d'interventions des techniciens sont gérés simplement. Chaque technicien sait ce qu'il doit faire. Chaque planificateur dispose d'une vision étendue du planning de tous les technicien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L'entreprise peut créer sa propre base de connaissances, ses procédures de dépannage pour résoudre les pannes récurrentes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Suivi contrat de maintenance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4" office:value-type="string">
            <text:p>Service relations fournisseurs</text:p>
          </table:table-cell>
          <table:table-cell table:style-name="ce17" table:number-columns-repeated="4"/>
          <table:table-cell table:style-name="ce25" table:number-columns-repeated="1019"/>
        </table:table-row>
        <table:table-row table:style-name="ro1">
          <table:table-cell table:style-name="ce9" office:value-type="string">
            <text:p>La gestion des stocks en temps réel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3">
          <table:table-cell table:style-name="ce9" office:value-type="string">
            <text:p>Suivi des entrées et sorties de marchandises manuelles ou automatiques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style-name="ce26" table:number-columns-repeated="1019"/>
        </table:table-row>
        <table:table-row table:style-name="ro1">
          <table:table-cell table:style-name="ce9" office:value-type="string">
            <text:p><text:s/>Les inventaires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9" office:value-type="string">
            <text:p>L'arbitrage fournisseurs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Gestion des fournisseurs et pris matériaux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5" office:value-type="string">
            <text:p>Réapprovisionnement automatique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ervice Achats et Facturation</text:p>
          </table:table-cell>
          <table:table-cell table:style-name="ce17" table:number-columns-repeated="4"/>
          <table:table-cell table:style-name="ce25" table:number-columns-repeated="1019"/>
        </table:table-row>
        <table:table-row table:style-name="ro1">
          <table:table-cell table:style-name="ce8" office:value-type="string">
            <text:p>Import de tout ou partie d'un devis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style-name="ce26" table:number-columns-repeated="1019"/>
        </table:table-row>
        <table:table-row table:style-name="ro3">
          <table:table-cell table:style-name="ce10" office:value-type="string">
            <text:p>Constituition de la facture avec plusieurs adresses, remises, acomptes, calculs retenues de garantie, multi-écheances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Édition parameltrable avec plusieurs modèles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Journal de facturation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Export vers tableurs et divers logiciels de comptabilité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Gestion analytique des affaires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Suivi efficace de reglement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Gestion de encaissement et decaissement</text:p>
          </table:table-cell>
          <table:table-cell table:style-name="ce18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Relance client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Déclaration de TVA sur débit encaissement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style-name="ce26" table:number-columns-repeated="1019"/>
        </table:table-row>
        <table:table-row table:style-name="ro1">
          <table:table-cell table:style-name="ce8" office:value-type="string">
            <text:p>Transmission bancaire (virement, extraits de compte)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7" office:value-type="string">
            <text:p>Effectue des facturations manuelles (Bon par bon) ou mensuelles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3">
          <table:table-cell table:style-name="ce7" office:value-type="string">
            <text:p>Dans cas de la facturation mensuelle, il est possible de sortir des factures par client, par site, par bon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3">
          <table:table-cell table:style-name="ce7" office:value-type="string">
            <text:p>Gère l'après facturation : Relevés, paiements, encours, relances, transfert comptabilité</text:p>
          </table:table-cell>
          <table:table-cell table:style-name="ce18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7" office:value-type="string">
            <text:p>Relance les clients en retard de paiement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style-name="ce26" table:number-columns-repeated="1019"/>
        </table:table-row>
        <table:table-row table:style-name="ro3">
          <table:table-cell table:style-name="ce7" office:value-type="string">
            <text:p>Exporte les données de vente vers la plupart des logiciels de comptabilité</text:p>
          </table:table-cell>
          <table:table-cell table:style-name="ce18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style-name="ce26" table:number-columns-repeated="1019"/>
        </table:table-row>
        <table:table-row table:style-name="ro1">
          <table:table-cell table:style-name="ce4" office:value-type="string">
            <text:p>Gestion des Achats</text:p>
          </table:table-cell>
          <table:table-cell table:style-name="ce17" table:number-columns-repeated="4"/>
          <table:table-cell table:style-name="ce25" table:number-columns-repeated="1019"/>
        </table:table-row>
        <table:table-row table:style-name="ro1">
          <table:table-cell table:style-name="ce5" office:value-type="string">
            <text:p>Affectation multicritère du stock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Contrôle de marchandise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Demande de prix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Estimation de coût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Commande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Contrôle de facture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Contrôle des écheance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Règlement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4" office:value-type="string">
            <text:p>Service Gestion des Chantiers</text:p>
          </table:table-cell>
          <table:table-cell table:style-name="ce17" table:number-columns-repeated="4"/>
          <table:table-cell table:style-name="ce25" table:number-columns-repeated="1019"/>
        </table:table-row>
        <table:table-row table:style-name="ro1">
          <table:table-cell table:style-name="ce5" office:value-type="string">
            <text:p>Suivi de chantier détaillée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Assistant métrés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Planning salarié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Fiches sous-traitants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Fiches architectes et notaires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5" office:value-type="string">
            <text:p>Gérer les fiches de suivi des chantiers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Les inventaires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4" office:value-type="string">
            <text:p>Service gestion des matériels</text:p>
          </table:table-cell>
          <table:table-cell table:style-name="ce17" table:number-columns-repeated="4"/>
          <table:table-cell table:style-name="ce25" table:number-columns-repeated="1019"/>
        </table:table-row>
        <table:table-row table:style-name="ro1">
          <table:table-cell table:style-name="ce7" office:value-type="string">
            <text:p>Gestion du parc de matériel informatique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Gestion du parc matériel BTP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Gestion du matériel de manutention, le matériel agricole, le parc matériel roulant, les matériels agricoles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7" office:value-type="string">
            <text:p>Gestion du petit matériel (perceuse, tondeuse, échafaudage)</text:p>
          </table:table-cell>
          <table:table-cell table:style-name="ce16"/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À l'aide du sytème de geolocalisation matériel: chaque mouvement de matériel est enregistré (où qu'il se trouve et quelle que soit l'agence de location). Chaque matériel est donc localisé sur une carte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3">
          <table:table-cell table:style-name="ce7" office:value-type="string">
            <text:p>La localisation des matériels est instantanée grâce à la recherche par N° de série, client, marque, modèle, lieu</text:p>
          </table:table-cell>
          <table:table-cell table:style-name="ce16"/>
          <table:table-cell table:style-name="ce18" table:formula="of:=IF (RAND()&gt;0.2;&quot;X&quot;;&quot;&quot;)">
            <text:p/>
          </table:table-cell>
          <table:table-cell table:style-name="ce18" table:formula="of:=IF (RAND()&gt;0.3;&quot;X&quot;;&quot;&quot;)">
            <text:p/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5">
          <table:table-cell table:style-name="ce7" office:value-type="string">
            <text:p>Le planning des maintenances préventives permet de connaître les dates des prochaines vidanges ou révisions et surtout : les dates des prochains contrôles techniques</text:p>
          </table:table-cell>
          <table:table-cell table:style-name="ce16" office:value-type="string">
            <text:p>X</text:p>
          </table:table-cell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1">
          <table:table-cell table:style-name="ce7" office:value-type="string">
            <text:p>Gestion de conducteurs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 office:value-type="string" office:string-value="X">
            <text:p>X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L'application permet de retracer tout l'historique du matériel en réparation et en location</text:p>
          </table:table-cell>
          <table:table-cell table:style-name="ce16"/>
          <table:table-cell table:style-name="ce18" table:formula="of:=IF (RAND()&gt;0.2;&quot;X&quot;;&quot;&quot;)" office:value-type="string" office:string-value="X">
            <text:p>X</text:p>
          </table:table-cell>
          <table:table-cell table:style-name="ce18" table:formula="of:=IF (RAND()&gt;0.3;&quot;X&quot;;&quot;&quot;)" office:value-type="string" office:string-value="X">
            <text:p>X</text:p>
          </table:table-cell>
          <table:table-cell table:style-name="ce18" table:formula="of:=IF (RAND()&gt;0.4;&quot;X&quot;;&quot;&quot;)">
            <text:p/>
          </table:table-cell>
          <table:table-cell table:number-columns-repeated="1019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0">01/30/2011</text:date>, <text:time>00:1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4H45M18S</meta:editing-duration>
    <meta:editing-cycles>16</meta:editing-cycles>
    <meta:generator>OpenOffice.org/3.2$Unix OpenOffice.org_project/320m19$Build-9505</meta:generator>
    <dc:date>2011-01-29T21:18:25</dc:date>
    <dc:creator>Henrique Nogueira</dc:creator>
    <meta:document-statistic meta:table-count="3" meta:cell-count="401" meta:object-count="0"/>
    <meta:user-defined meta:name="Info 1"/>
    <meta:user-defined meta:name="Info 2"/>
    <meta:user-defined meta:name="Info 3"/>
    <meta:user-defined meta:name="Info 4"/>
  </office:meta>
</office:document-meta>
</file>